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c67" officeooo:paragraph-rsid="001d9c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rices </text:p>
      <text:p text:style-name="P1"/>
      <text:p text:style-name="P1">Conjunto ordenado cada posición en la lista es una variable que podemos leer y/o escribir </text:p>
      <text:p text:style-name="P1">ejemplos:</text:p>
      <text:p text:style-name="P1"/>
      <text:p text:style-name="P1">names = [‘ada’, ‘belle’, ‘chris’ ]</text:p>
      <text:p text:style-name="P1">puts names</text:p>
      <text:p text:style-name="P1"/>
      <text:p text:style-name="P1">puts names[0]</text:p>
      <text:p text:style-name="P1">puts names[1]</text:p>
      <text:p text:style-name="P1">puts names[2]</text:p>
      <text:p text:style-name="P1"/>
      <text:p text:style-name="P1"/>
      <text:p text:style-name="P1">El Metodo 'each'</text:p>
      <text:p text:style-name="P1">'each' nos permite hacer algo (lo que queramos) a cada objeto que apunte. Así, si queremos decir algo bueno acerca de cada lenguaje en la matriz de abajo, podríamos hacer esto:</text:p>
      <text:p text:style-name="P1"/>
      <text:p text:style-name="P1">Código:</text:p>
      <text:p text:style-name="P1"/>
      <text:p text:style-name="P1">lenguajes = ['Inglés', 'Alemán', 'Ruby']</text:p>
      <text:p text:style-name="P1"/>
      <text:p text:style-name="P1">lenguajes.each do |leng|</text:p>
      <text:p text:style-name="P1"><text:s text:c="2"/>puts '¡Me gusta ' + leng + '!'</text:p>
      <text:p text:style-name="P1"><text:s text:c="2"/>puts '¿A ti?'</text:p>
      <text:p text:style-name="P1">end</text:p>
      <text:p text:style-name="P1"/>
      <text:p text:style-name="P1">puts '¡Y vamos a escuchar esto para C++!'</text:p>
      <text:p text:style-name="P1">puts '...'</text:p>
      <text:p text:style-name="P1">Resultado:</text:p>
      <text:p text:style-name="P1"/>
      <text:p text:style-name="P1">¡Me gusta Inglés!</text:p>
      <text:p text:style-name="P1">¿A tí?</text:p>
      <text:p text:style-name="P1">¡Me gusta Alemán!</text:p>
      <text:p text:style-name="P1">¿A tí?</text:p>
      <text:p text:style-name="P1">¡Me gusta Ruby!</text:p>
      <text:p text:style-name="P1">¿A tí?</text:p>
      <text:p text:style-name="P1">¡Y vamos a escuchar esto para C++!</text:p>
      <text:p text:style-name="P1">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22:25:31.078430716</meta:creation-date>
    <dc:date>2018-08-31T22:33:46.065880866</dc:date>
    <meta:editing-duration>PT8M16S</meta:editing-duration>
    <meta:editing-cycles>1</meta:editing-cycles>
    <meta:document-statistic meta:table-count="0" meta:image-count="0" meta:object-count="0" meta:page-count="1" meta:paragraph-count="27" meta:word-count="120" meta:character-count="669" meta:non-whitespace-character-count="570"/>
    <meta:generator>LibreOffice/6.0.3.2$Linux_X86_64 LibreOffice_project/00m0$Build-2</meta:generator>
  </office:meta>
</office:document-meta>
</file>